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page"/>
      <style:text-properties fo:color="#5565af" style:font-name="Liberation Serif" fo:font-size="12pt" fo:font-weight="bold" officeooo:rsid="001ecee7" officeooo:paragraph-rsid="001ecee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 style:writing-mode="page"/>
      <style:text-properties fo:color="#5565af" style:font-name="Liberation Serif" fo:font-size="12pt" officeooo:paragraph-rsid="001e63c7" style:font-size-asian="12pt" style:font-size-complex="12pt"/>
    </style:style>
    <style:style style:name="P3" style:family="paragraph" style:parent-style-name="Standard" style:list-style-name="L2">
      <style:paragraph-properties fo:text-align="justify" style:justify-single-word="false" style:writing-mode="page"/>
      <style:text-properties fo:color="#5565af" style:font-name="Liberation Serif" fo:font-size="12pt" officeooo:paragraph-rsid="001e63c7" style:font-size-asian="12pt" style:font-size-complex="12pt"/>
    </style:style>
    <style:style style:name="P4" style:family="paragraph" style:parent-style-name="Standard">
      <style:paragraph-properties fo:text-align="justify" style:justify-single-word="false" style:writing-mode="page"/>
      <style:text-properties officeooo:paragraph-rsid="002bb502"/>
    </style:style>
    <style:style style:name="P5" style:family="paragraph" style:parent-style-name="Standard">
      <style:paragraph-properties fo:text-align="justify" style:justify-single-word="false" style:writing-mode="page"/>
      <style:text-properties fo:color="#cf3834" style:font-name="Liberation Serif" fo:font-size="12pt" officeooo:paragraph-rsid="001ecee7" style:font-size-asian="12pt" style:font-size-complex="12pt"/>
    </style:style>
    <style:style style:name="P6" style:family="paragraph" style:parent-style-name="Standard">
      <style:paragraph-properties fo:text-align="justify" style:justify-single-word="false" style:writing-mode="page"/>
      <style:text-properties fo:color="#cf3834" style:font-name="Liberation Serif" fo:font-size="12pt" officeooo:paragraph-rsid="0021b692" style:font-size-asian="12pt" style:font-size-complex="12pt"/>
    </style:style>
    <style:style style:name="P7" style:family="paragraph" style:parent-style-name="Standard">
      <style:paragraph-properties fo:text-align="justify" style:justify-single-word="false" style:writing-mode="page"/>
      <style:text-properties fo:color="#cf3834" style:font-name="Liberation Serif" fo:font-size="12pt" officeooo:rsid="001ecee7" officeooo:paragraph-rsid="0021b692" style:font-size-asian="12pt" style:font-size-complex="12pt"/>
    </style:style>
    <style:style style:name="P8" style:family="paragraph" style:parent-style-name="Standard">
      <style:paragraph-properties fo:text-align="justify" style:justify-single-word="false" style:writing-mode="page"/>
      <style:text-properties fo:color="#00a65d" style:font-name="Liberation Serif" fo:font-size="12pt" officeooo:rsid="001ecee7" officeooo:paragraph-rsid="00234208" style:font-size-asian="12pt" style:font-size-complex="12pt"/>
    </style:style>
    <style:style style:name="P9" style:family="paragraph" style:parent-style-name="Standard">
      <style:paragraph-properties fo:text-align="justify" style:justify-single-word="false" style:writing-mode="page"/>
      <style:text-properties fo:color="#00a65d" style:font-name="Liberation Serif" fo:font-size="12pt" officeooo:rsid="001ecee7" officeooo:paragraph-rsid="001ecee7" style:font-size-asian="12pt" style:font-size-complex="12pt"/>
    </style:style>
    <style:style style:name="P10" style:family="paragraph" style:parent-style-name="Standard">
      <style:paragraph-properties fo:text-align="justify" style:justify-single-word="false" style:writing-mode="page"/>
      <style:text-properties fo:color="#00a65d" style:font-name="Liberation Serif" fo:font-size="12pt" fo:font-style="normal" fo:font-weight="normal" officeooo:paragraph-rsid="00237c3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writing-mode="page"/>
      <style:text-properties style:font-name="Liberation Serif" fo:font-size="12pt" fo:font-style="normal" officeooo:paragraph-rsid="00237c33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justify" style:justify-single-word="false" style:writing-mode="page"/>
      <style:text-properties fo:color="#512480" style:font-name="Liberation Serif" fo:font-size="12pt" officeooo:rsid="001ecee7" officeooo:paragraph-rsid="001ecee7" style:font-size-asian="12pt" style:font-size-complex="12pt"/>
    </style:style>
    <style:style style:name="P13" style:family="paragraph" style:parent-style-name="Standard">
      <style:paragraph-properties fo:text-align="justify" style:justify-single-word="false" style:writing-mode="page"/>
      <style:text-properties fo:color="#512480" style:font-name="Liberation Serif" fo:font-size="12pt" officeooo:rsid="001fd4da" officeooo:paragraph-rsid="001fd4da" style:font-size-asian="12pt" style:font-size-complex="12pt"/>
    </style:style>
    <style:style style:name="P14" style:family="paragraph" style:parent-style-name="Standard">
      <style:paragraph-properties fo:text-align="justify" style:justify-single-word="false" style:writing-mode="page"/>
      <style:text-properties fo:color="#000000" style:font-name="Liberation Serif" fo:font-size="12pt" officeooo:paragraph-rsid="001ecee7" style:font-size-asian="12pt" style:font-size-complex="12pt"/>
    </style:style>
    <style:style style:name="P15" style:family="paragraph" style:parent-style-name="Standard">
      <style:paragraph-properties fo:text-align="justify" style:justify-single-word="false" style:writing-mode="page"/>
      <style:text-properties fo:color="#e3d200" style:font-name="Liberation Serif" fo:font-size="12pt" officeooo:rsid="001ecee7" officeooo:paragraph-rsid="001ecee7" style:font-size-asian="12pt" style:font-size-complex="12pt"/>
    </style:style>
    <style:style style:name="P16" style:family="paragraph" style:parent-style-name="Standard">
      <style:paragraph-properties fo:text-align="justify" style:justify-single-word="false" style:writing-mode="page"/>
      <style:text-properties fo:color="#e3d200" style:font-name="Liberation Serif" fo:font-size="12pt" officeooo:rsid="001ecee7" officeooo:paragraph-rsid="002745f3" style:font-size-asian="12pt" style:font-size-complex="12pt"/>
    </style:style>
    <style:style style:name="P17" style:family="paragraph" style:parent-style-name="Standard">
      <style:paragraph-properties fo:text-align="justify" style:justify-single-word="false" style:writing-mode="page"/>
      <style:text-properties fo:color="#e3d200" style:font-name="Liberation Serif" fo:font-size="12pt" officeooo:paragraph-rsid="001ecee7" style:font-size-asian="12pt" style:font-size-complex="12pt"/>
    </style:style>
    <style:style style:name="T1" style:family="text">
      <style:text-properties officeooo:rsid="002222c5"/>
    </style:style>
    <style:style style:name="T2" style:family="text">
      <style:text-properties officeooo:rsid="001d2845"/>
    </style:style>
    <style:style style:name="T3" style:family="text">
      <style:text-properties officeooo:rsid="00200509"/>
    </style:style>
    <style:style style:name="T4" style:family="text">
      <style:text-properties fo:color="#5565af"/>
    </style:style>
    <style:style style:name="T5" style:family="text">
      <style:text-properties fo:color="#5565af" style:font-name="Arial" fo:font-size="10.5pt" fo:background-color="#ffffff" loext:char-shading-value="0" style:font-size-asian="10.5pt" style:font-name-complex="Arial" style:font-size-complex="10.5pt"/>
    </style:style>
    <style:style style:name="T6" style:family="text">
      <style:text-properties fo:color="#5565af" officeooo:rsid="00234208"/>
    </style:style>
    <style:style style:name="T7" style:family="text">
      <style:text-properties fo:color="#5565af" fo:font-size="10.5pt" fo:background-color="#ffffff" loext:char-shading-value="0" style:font-size-asian="10.5pt" style:font-name-complex="Arial" style:font-size-complex="10.5pt"/>
    </style:style>
    <style:style style:name="T8" style:family="text">
      <style:text-properties fo:color="#5565af" style:font-name="Liberation Serif"/>
    </style:style>
    <style:style style:name="T9" style:family="text">
      <style:text-properties fo:color="#5565af" style:font-name="Liberation Serif" officeooo:rsid="00234208"/>
    </style:style>
    <style:style style:name="T10" style:family="text">
      <style:text-properties fo:color="#5565af" style:font-name="Liberation Serif" fo:font-size="10.5pt" fo:background-color="#ffffff" loext:char-shading-value="0" style:font-size-asian="10.5pt" style:font-name-complex="Arial" style:font-size-complex="10.5pt"/>
    </style:style>
    <style:style style:name="T11" style:family="text">
      <style:text-properties fo:color="#5565af" style:font-name="Liberation Serif" fo:background-color="#ffffff" loext:char-shading-value="0" style:font-name-complex="Arial"/>
    </style:style>
    <style:style style:name="T12" style:family="text">
      <style:text-properties fo:color="#5565af" style:font-name="Liberation Serif" fo:font-size="12pt" style:font-size-asian="12pt" style:font-size-complex="12pt"/>
    </style:style>
    <style:style style:name="T13" style:family="text">
      <style:text-properties fo:color="#5565af" style:font-name="Liberation Serif" fo:font-size="12pt" officeooo:rsid="00234208" style:font-size-asian="12pt" style:font-size-complex="12pt"/>
    </style:style>
    <style:style style:name="T14" style:family="text">
      <style:text-properties fo:color="#5565af" style:font-name="Liberation Serif" fo:font-size="12pt" officeooo:rsid="002222c5" style:font-size-asian="12pt" style:font-size-complex="12pt"/>
    </style:style>
    <style:style style:name="T15" style:family="text">
      <style:text-properties fo:color="#5565af" style:font-name="Liberation Serif" fo:font-size="12pt" officeooo:rsid="002bb502" style:font-size-asian="12pt" style:font-size-complex="12pt"/>
    </style:style>
    <style:style style:name="T16" style:family="text">
      <style:text-properties fo:color="#5565af" style:font-name="Liberation Serif" fo:font-size="12pt" officeooo:rsid="002ea9b0" style:font-size-asian="12pt" style:font-size-complex="12pt"/>
    </style:style>
    <style:style style:name="T17" style:family="text">
      <style:text-properties fo:color="#5565af" style:font-name="Liberation Serif" fo:font-size="12pt" fo:background-color="#ffffff" loext:char-shading-value="0" style:font-size-asian="12pt" style:font-name-complex="Arial" style:font-size-complex="12pt"/>
    </style:style>
    <style:style style:name="T18" style:family="text">
      <style:text-properties fo:color="#5565af" style:font-name="Liberation Serif" fo:font-size="12pt" officeooo:rsid="002bb502" fo:background-color="#ffffff" loext:char-shading-value="0" style:font-size-asian="12pt" style:font-name-complex="Arial" style:font-size-complex="12pt"/>
    </style:style>
    <style:style style:name="T19" style:family="text">
      <style:text-properties officeooo:rsid="001fb660"/>
    </style:style>
    <style:style style:name="T20" style:family="text">
      <style:text-properties officeooo:rsid="001fd4da"/>
    </style:style>
    <style:style style:name="T21" style:family="text">
      <style:text-properties officeooo:rsid="00234208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cf3834"/>
    </style:style>
    <style:style style:name="T25" style:family="text">
      <style:text-properties fo:color="#cf3834" fo:font-weight="bold"/>
    </style:style>
    <style:style style:name="T26" style:family="text">
      <style:text-properties fo:color="#cf3834" fo:font-weight="bold" officeooo:rsid="00237c33"/>
    </style:style>
    <style:style style:name="T27" style:family="text">
      <style:text-properties fo:font-style="italic"/>
    </style:style>
    <style:style style:name="T28" style:family="text">
      <style:text-properties fo:font-style="italic" officeooo:rsid="00237c33"/>
    </style:style>
    <style:style style:name="T29" style:family="text">
      <style:text-properties officeooo:rsid="00237c33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00a65d" fo:font-weight="normal" style:font-weight-asian="normal" style:font-weight-complex="normal"/>
    </style:style>
    <style:style style:name="T32" style:family="text">
      <style:text-properties fo:color="#00a65d" fo:font-weight="normal" officeooo:rsid="00237c33" style:font-weight-asian="normal" style:font-weight-complex="normal"/>
    </style:style>
    <style:style style:name="T33" style:family="text">
      <style:text-properties officeooo:rsid="002d3e72"/>
    </style:style>
    <style:style style:name="T34" style:family="text">
      <style:text-properties officeooo:rsid="002ee8b3"/>
    </style:style>
    <text:list-style style:name="L1">
      <text:list-level-style-bullet text:level="1" text:style-name="WW_5f_CharLFO4LVL1" text:bullet-char="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IRE</text:p>
      <text:p text:style-name="P4"><text:span text:style-name="T12">Principe du routage en oignon développé au milieu des années 1990 par les employés de l’United Stat</text:span><text:span text:style-name="T13">e</text:span><text:span text:style-name="T12">s Naval Research Laboratory, </text:span><text:span text:style-name="Police_20_par_20_défaut"><text:span text:style-name="T17">le mathématicien Paul Syverson et les informaticiens Michael G. Reed et David Goldschlag </text:span></text:span><text:span text:style-name="Police_20_par_20_défaut"><text:span text:style-name="T18">=&gt;</text:span></text:span><text:span text:style-name="T12"> Protéger les communications des écoutes et analyses de trafic</text:span></text:p>
      <text:p text:style-name="P4"><text:span text:style-name="T12">Approfondi en 1997 par la Defense Advanced Research Projects Agency</text:span></text:p>
      <text:p text:style-name="P4"><text:span text:style-name="T12">Version alpha de TOR lancée le 20 Septembre 2002</text:span></text:p>
      <text:p text:style-name="P4"><text:span text:style-name="T12">organisation à but non lucratif The Tor Project fondé en Décembre 2006 </text:span><text:span text:style-name="T15">=&gt;</text:span><text:span text:style-name="T12"> Seconde génération de routage en oignon (premi</text:span><text:span text:style-name="T14">è</text:span><text:span text:style-name="T12">re éta</text:span><text:span text:style-name="T16">n</text:span><text:span text:style-name="T12">t remplie de défauts)</text:span></text:p>
      <text:p text:style-name="P2">Logiciel libre sous licence BSD révisée <text:span text:style-name="T33">=</text:span>&gt; permet de réutiliser tout ou une partie du logiciel sans restriction <text:span text:style-name="T34">=&gt; </text:span>Prix du logiciel libre 2010</text:p>
      <text:p text:style-name="P2">Principaux usages</text:p>
      <text:list xml:id="list2859487981" text:style-name="L2">
        <text:list-item>
          <text:p text:style-name="P3">Protection contre la surveillance (analyse de trafic)</text:p>
        </text:list-item>
        <text:list-item>
          <text:p text:style-name="P3">Contourner la censure</text:p>
        </text:list-item>
        <text:list-item>
          <text:p text:style-name="P3">Eviter toute forme d’autorité et de contrôle</text:p>
        </text:list-item>
      </text:list>
      <text:p text:style-name="P5"/>
      <text:p text:style-name="P8">CRYPTOSYMETRIQUE / <text:span text:style-name="T20">ACLEFSECRETE</text:span></text:p>
      <text:p text:style-name="P10">dite à clé secrète </text:p>
      <text:p text:style-name="P11"><text:span text:style-name="T31">la plus ancienne forme de </text:span><text:span text:style-name="T32">chiffrement</text:span></text:p>
      <text:p text:style-name="P10">chiffrer et de déchiffrer des messages à l'aide d'un même mot clé </text:p>
      <text:p text:style-name="P10"><text:span text:style-name="T29">exemples </text:span>substitutions transpositions </text:p>
      <text:p text:style-name="P5"/>
      <text:p text:style-name="P12">CRYPTOASYMETRIQUE / <text:span text:style-name="T20">ACLEFPUBLIC</text:span></text:p>
      <text:p text:style-name="P12">Distinction données publiques et privées </text:p>
      <text:p text:style-name="P12">Associé au chiffrement à clef publique privée =&gt; asymétrique =&gt; 2 clefs de chiffrement</text:p>
      <text:p text:style-name="P12"><text:tab/><text:span text:style-name="T19">=&gt; privé =&gt; déchiffrement / public =&gt; chiffrement</text:span></text:p>
      <text:p text:style-name="P13">RSA premier exemple de cryptoasymetrique</text:p>
      <text:p text:style-name="P9"/>
      <text:p text:style-name="P7">CRYPTOHYBRIDE</text:p>
      <text:p text:style-name="P6">La construction du circuit se fait grâce à la cryptographie hybride</text:p>
      <text:p text:style-name="P6"><text:tab/>=&gt; <text:s/>associe la cryptographie asymétrique à la cryptographie symétrique</text:p>
      <text:p text:style-name="P6"><text:tab/><text:tab/>→<text:span text:style-name="T2"> On chiffre le message avec une clé aléatoire par chiffrement symétrique</text:span></text:p>
      <text:p text:style-name="P7"><text:tab/><text:tab/>→<text:span text:style-name="T3"> on effectue un chiffrement asymétrique sur la clé aléatoire avec clé publique / clé privée</text:span></text:p>
      <text:p text:style-name="P14"/>
      <text:p text:style-name="P15">MISEENCOMMUNPAQUETSTOR</text:p>
      <text:p text:style-name="P16">//TOR ne supporte pas les paquets UDP, TCP doit donc être utilisé.</text:p>
      <text:p text:style-name="P17">Client chiffre son paquet de nombreuses fois avant de le diffuser</text:p>
      <text:p text:style-name="P17"><text:tab/>1) <text:s/>client chiffre son paquet TCP avec clef publique du dernier nœud n</text:p>
      <text:p text:style-name="P17"><text:tab/>2) paquet TCP chiffré avec clef publique de l’avant-dernier nœud n-1</text:p>
      <text:p text:style-name="P17"><text:tab/>3) paquet TCP chiffré avec clef publique de l’avant-dernier nœud n-2</text:p>
      <text:p text:style-name="P17"><text:tab/>4) …</text:p>
      <text:p text:style-name="P17"><text:tab/>5) La dernière fois paquet TCP chiffré avec la clef publique du premier nœud, numérotée 1</text:p>
      <text:p text:style-name="P17">Les relais déchiffrent le paquet lors de la réception</text:p>
      <text:p text:style-name="P17"><text:tab/>1) Le premier relai déchiffre le paquet avec sa clé numérotée 1</text:p>
      <text:p text:style-name="P17"><text:tab/>2) …</text:p>
      <text:p text:style-name="P17"><text:tab/>3) Dernier serveur déchiffre ce paquet avec sa propre clé privée n et obtient l’original</text:p>
      <text:p text:style-name="P17"/>
      <text:p text:style-name="P17">Navigateur donne la possibilité d’utiliser un serveur mandataire personnel / <text:span text:style-name="T21">proxy </text:span>(ex: privoxy)</text:p>
      <text:p text:style-name="P17"><text:tab/>- Envoie requête au serveur mandataire</text:p>
      <text:p text:style-name="P17"><text:tab/>- Serveur récupère l’information (non anonyme) puis l’envoie par SOCKS au client TOR</text:p>
      <text:p text:style-name="P17"><text:tab/>- Le chemin vu précédemment est ensuite créé, et le mécanisme est mis en marche</text:p>
      <text:p text:style-name="P17"><text:tab/>- Le nœud de sortie envoie la requête</text:p>
      <text:p text:style-name="P17"><text:soft-page-break/><text:tab/><text:tab/>=&gt; permet d’être plus anonyme en utilisant TOR (mais ralentissement possib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Police_20_par_20_défaut" style:display-name="Police par défaut" style:family="text"/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9:29:27.967000000</meta:creation-date>
    <dc:date>2018-06-18T19:18:33.376000000</dc:date>
    <meta:editing-duration>PT12H52M41S</meta:editing-duration>
    <meta:editing-cycles>20</meta:editing-cycles>
    <meta:generator>LibreOffice/5.4.7.2$Windows_X86_64 LibreOffice_project/c838ef25c16710f8838b1faec480ebba495259d0</meta:generator>
    <meta:document-statistic meta:table-count="0" meta:image-count="0" meta:object-count="0" meta:page-count="2" meta:paragraph-count="43" meta:word-count="426" meta:character-count="2678" meta:non-whitespace-character-count="2272"/>
  </office:meta>
</office:document-meta>
</file>